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484in" fo:break-before="auto" style:use-optimal-row-height="true"/>
    </style:style>
    <style:style style:name="ro3" style:family="table-row">
      <style:table-row-properties style:row-height="1.3898in" fo:break-before="auto" style:use-optimal-row-height="true"/>
    </style:style>
    <style:style style:name="ro4" style:family="table-row">
      <style:table-row-properties style:row-height="0.8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SVM <text:s/></text:p>
          </table:table-cell>
          <table:table-cell office:value-type="string" calcext:value-type="string">
            <text:p>ALLPRED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OCALTERRAIN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RandomForests</text:p>
          </table:table-cell>
          <table:table-cell office:value-type="string" calcext:value-type="string">
            <text:p>ALLPRED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first pred</text:p>
          </table:table-cell>
          <table:table-cell office:value-type="string" calcext:value-type="string">
            <text:p>10pred </text:p>
          </table:table-cell>
          <table:table-cell office:value-type="string" calcext:value-type="string">
            <text:p>2 preds</text:p>
          </table:table-cell>
          <table:table-cell table:style-name="Default"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irst pred</text:p>
          </table:table-cell>
          <table:table-cell office:value-type="string" calcext:value-type="string">
            <text:p>10pred </text:p>
          </table:table-cell>
          <table:table-cell office:value-type="string" calcext:value-type="string">
            <text:p>2 preds</text:p>
          </table:table-cell>
          <table:table-cell table:style-name="Default"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/>
          <table:table-cell office:value-type="string" calcext:value-type="string">
            <text:p>firstpred</text:p>
          </table:table-cell>
          <table:table-cell office:value-type="string" calcext:value-type="string">
            <text:p>6pred</text:p>
          </table:table-cell>
          <table:table-cell office:value-type="string" calcext:value-type="string">
            <text:p>2 preds</text:p>
          </table:table-cell>
          <table:table-cell office:value-type="string" calcext:value-type="string">
            <text:p>Which 2</text:p>
          </table:table-cell>
          <table:table-cell office:value-type="string" calcext:value-type="string">
            <text:p>fromselection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Potential as a habitat for drought-tolerant species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8" calcext:value-type="float">
            <text:p>0.58</text:p>
          </table:table-cell>
          <table:table-cell office:value-type="string" calcext:value-type="string">
            <text:p>TRI_hr_ws25 AND geom_10m_fl4_L37</text:p>
          </table:table-cell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lope_DTM_50m_avg_ws9_50m AND planc_ws19_hr_hr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table:style-name="ce1" office:value-type="string" calcext:value-type="string">
            <text:p>geom_10m_fl4_L80 AND profc_ws7_hr_hr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</table:table-row>
        <table:table-row table:style-name="ro3">
          <table:table-cell office:value-type="string" calcext:value-type="string">
            <text:p>Potential as a habitat for moisture-tolerant species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geom_10m_fl8_L12 AND Longitudinal_Curvature_hr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Default" office:value-type="string" calcext:value-type="string">
            <text:p>crosc_ws5_10m AND CrossSectionalCurvature_hr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table:style-name="ce1" office:value-type="string" calcext:value-type="string">
            <text:p>predictors geom_dtm_10m_hyd_fl5_L6 AND vectorruggedness_hr_ws19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Habitat for soil organisms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table:style-name="Default" office:value-type="string" calcext:value-type="string">
            <text:p>Channel_Network_Base_Level AND Convexity_50m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lope_DTM_50m_avg_ws9_50m AND crosc_ws3_hr_h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RI_hr_ws14 AND NormalizedHeight_10m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</table:table-row>
        <table:table-row table:style-name="ro4">
          <table:table-cell office:value-type="string" calcext:value-type="string">
            <text:p>Habitat for crops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lope_ws3_hr_hr AND slope_ws15_10m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lope_ws3_hr_hr AND planc_ws29_hr_hr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table:style-name="ce1" office:value-type="string" calcext:value-type="string">
            <text:p>geom_10m_fl10_L5 AND slope_ws3_hr_hr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5">
          <table:table-cell office:value-type="string" calcext:value-type="string">
            <text:p>Average precipitation retention capacity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table:style-name="Default" office:value-type="string" calcext:value-type="string">
            <text:p>slope_ws15 AND GeneralCurvature_10m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slope_DTM_50m_avg_ws5_50m AND Flow_Line_Curvature_50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geom_10m_fl4_L3 AND TRI_hr_ws35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</table:table-row>
        <table:table-row table:style-name="ro3">
          <table:table-cell office:value-type="string" calcext:value-type="string">
            <text:p>Minimum precipitation retention capacity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eom_hr_L50m_fl10_rplipdominance_UE_hr_40cells_hr AND vectorruggedness_hr_ws23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rosc_ws11_10m AND minic_ws15_hr_hr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table:style-name="ce1" office:value-type="string" calcext:value-type="string">
            <text:p>eom_hr_L3_fl10_rpliprichness_UE_hr_60cells_hr AND maxic_ws13_hr_hr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</table:table-row>
        <table:table-row table:style-name="ro6">
          <table:table-cell office:value-type="string" calcext:value-type="string">
            <text:p>Retention capacity for heavy precipitation events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crosc_ws7_10m AND maxic_ws11_10m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rosc_ws7_10m AND maxic_ws11_10m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geom_10m_fl8_L16 AND Modified_Catchment_Area_50m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</table:table-row>
        <table:table-row table:style-name="ro6">
          <table:table-cell table:style-name="Default" office:value-type="string" calcext:value-type="string">
            <text:p>groundwater reformation rate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crosc_ws13_hr_hr AND crosc_ws3_10m"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inic_ws15_10m AND maxic_ws7_hr_hr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geom_10m_fl8_L5 AND geom_hr_L50m_fl1_rplipsimpson_UE_hr_20cells_hr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</table:table-row>
        <table:table-row table:style-name="ro7">
          <table:table-cell office:value-type="string" calcext:value-type="string">
            <text:p>Potential for providing nutrients for plants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inic_ws9_hr_hr AND Vertical_Distance_to_Channel_Network_50m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minic_ws15_hr_hr AND crosc_ws3_hr_hr</text:p>
          </table:table-cell>
          <table:table-cell office:value-type="float" office:value="0.29" calcext:value-type="float">
            <text:p>0.29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tential as a CO2 sink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Channel_Network_Base_Level_hr AND crosc_ws11_hr_hr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inic_ws11_hr_hr AND maxic_ws3_10m</text:p>
          </table:table-cell>
          <table:table-cell office:value-type="float" office:value="0.31" calcext:value-type="float">
            <text:p>0.3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Potential for retention of heavy metals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ectorruggedness_hr_ws47 AND dtm_hr_CONVEX_r30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crosc_ws13_hr_hr AND slope_ws19_hr_hr</text:p>
          </table:table-cell>
          <table:table-cell office:value-type="float" office:value="0.34" calcext:value-type="float">
            <text:p>0.3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tential for transforming organic contaminants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hannel_Network_Base_Level_hr AND crosc_ws13_hr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lope_ws7_10m AND crosc_ws15_10m</text:p>
          </table:table-cell>
          <table:table-cell office:value-type="float" office:value="0.58" calcext:value-type="float">
            <text:p>0.58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Potential as filter and buffer for organic contaminants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string" calcext:value-type="string">
            <text:p>PlanCurvature_10m AND planc_ws11_hr_hr</text:p>
          </table:table-cell>
          <table:table-cell table:number-columns-repeated="5" office:value-type="float" office:value="0.04" calcext:value-type="float">
            <text:p>0.04</text:p>
          </table:table-cell>
          <table:table-cell office:value-type="string" calcext:value-type="string">
            <text:p>PlanCurvature_10m AND planc_ws11_hr_hr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tential for retention of water-soluble contaminants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RI_hr_ws29 AND fischerk_ws55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minic_ws11_10m AND slope_ws5_hr_hr</text:p>
          </table:table-cell>
          <table:table-cell office:value-type="float" office:value="0.45" calcext:value-type="float">
            <text:p>0.4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Potential as buffer for acidic contaminants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tandardized_Height_50m AND geom_hr_L3_fl10_rplipedgedensity_UE_hr_10cells_hr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lanc_ws11_10m AND slope_DTM_50m_avg_ws11_50m</text:p>
          </table:table-cell>
          <table:table-cell office:value-type="float" office:value="0.54" calcext:value-type="float">
            <text:p>0.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0:35:40.27099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8-02-06T12:47:49.176322447</meta:creation-date>
    <dc:date>2018-02-08T12:10:37.119550356</dc:date>
    <dc:creator>fabs </dc:creator>
    <meta:editing-duration>PT26M50S</meta:editing-duration>
    <meta:editing-cycles>4</meta:editing-cycles>
    <meta:generator>LibreOffice/4.2.7.2$Linux_X86_64 LibreOffice_project/420m0$Build-2</meta:generator>
    <meta:document-statistic meta:table-count="1" meta:cell-count="250" meta:object-count="0"/>
  </office:meta>
</office:document-meta>
</file>